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text-properties style:font-name="Arial1" fo:language="en" fo:country="US" fo:font-weight="normal" officeooo:paragraph-rsid="0028a9e3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225694" officeooo:paragraph-rsid="00225694" style:font-weight-asian="normal" style:font-weight-complex="normal"/>
    </style:style>
    <style:style style:name="P4" style:family="paragraph" style:parent-style-name="Text_20_body">
      <style:text-properties fo:language="en" fo:country="US" fo:font-weight="normal" officeooo:rsid="00225694" officeooo:paragraph-rsid="0029594c" style:font-weight-asian="normal" style:font-weight-complex="normal"/>
    </style:style>
    <style:style style:name="P5" style:family="paragraph" style:parent-style-name="Text_20_body">
      <style:text-properties fo:language="en" fo:country="US" fo:font-weight="normal" style:font-weight-asian="normal" style:font-weight-complex="normal"/>
    </style:style>
    <style:style style:name="P6" style:family="paragraph" style:parent-style-name="Text_20_body">
      <style:text-properties fo:language="en" fo:country="US" fo:font-weight="normal" officeooo:rsid="0026002e" officeooo:paragraph-rsid="0026002e" style:font-weight-asian="normal" style:font-weight-complex="normal"/>
    </style:style>
    <style:style style:name="P7" style:family="paragraph" style:parent-style-name="Text_20_body">
      <style:text-properties fo:language="en" fo:country="US" fo:font-weight="normal" officeooo:rsid="0029594c" officeooo:paragraph-rsid="0029594c" style:font-weight-asian="normal" style:font-weight-complex="normal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style:font-name="Arial1" fo:language="en" fo:country="US" fo:font-weight="normal" style:font-weight-asian="normal" style:font-weight-complex="normal"/>
    </style:style>
    <style:style style:name="P11" style:family="paragraph" style:parent-style-name="Text_20_body">
      <style:text-properties style:font-name="Arial1" fo:language="en" fo:country="US" fo:font-weight="normal" officeooo:rsid="00225694" officeooo:paragraph-rsid="0022569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c3e" style:font-weight-asian="normal" style:font-weight-complex="normal"/>
    </style:style>
    <style:style style:name="T3" style:family="text">
      <style:text-properties officeooo:rsid="001e4e26"/>
    </style:style>
    <style:style style:name="T4" style:family="text">
      <style:text-properties style:font-name="Arial1"/>
    </style:style>
    <style:style style:name="T5" style:family="text">
      <style:text-properties style:font-name="Arial1" fo:language="en" fo:country="US" fo:font-weight="normal" style:font-weight-asian="normal" style:font-weight-complex="normal"/>
    </style:style>
    <style:style style:name="T6" style:family="text">
      <style:text-properties style:font-name="Arial1" fo:language="en" fo:country="US" fo:font-weight="normal" officeooo:rsid="0027763b" style:font-weight-asian="normal" style:font-weight-complex="normal"/>
    </style:style>
    <style:style style:name="T7" style:family="text">
      <style:text-properties style:font-name="Arial1" officeooo:rsid="0027763b"/>
    </style:style>
    <style:style style:name="T8" style:family="text">
      <style:text-properties officeooo:rsid="0027763b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F<text:span text:style-name="T3">ood &amp; Drink</text:span></text:h>
      <text:p text:style-name="P9"/>
      <text:section text:style-name="Sect1" text:name="Section1">
        <text:h text:style-name="P2" text:outline-level="5">Barbecue </text:h>
        <text:h text:style-name="P2" text:outline-level="5"><text:span text:style-name="T8">Beef </text:span>beer </text:h>
        <text:h text:style-name="P2" text:outline-level="5">boiled </text:h>
        <text:h text:style-name="P2" text:outline-level="5">egg </text:h>
        <text:h text:style-name="P2" text:outline-level="5">bread</text:h>
        <text:p text:style-name="P11">bread rolls</text:p>
        <text:p text:style-name="P11">corn flour</text:p>
        <text:p text:style-name="P10">butter</text:p>
        <text:p text:style-name="P5">cake</text:p>
        <text:p text:style-name="P5">cheese</text:p>
        <text:p text:style-name="P5">chicken</text:p>
        <text:p text:style-name="P5">coffee</text:p>
        <text:p text:style-name="P5">fish</text:p>
        <text:p text:style-name="P3">flour </text:p>
        <text:p text:style-name="P5">fried egg</text:p>
        <text:p text:style-name="P5">fries</text:p>
        <text:p text:style-name="P5">fruit juice</text:p>
        <text:p text:style-name="P6">ham </text:p>
        <text:p text:style-name="P5">hamburger</text:p>
        <text:p text:style-name="P5">honey</text:p>
        <text:p text:style-name="P5">ketchup</text:p>
        <text:p text:style-name="P5">lasagna</text:p>
        <text:p text:style-name="P5">lemonade</text:p>
        <text:p text:style-name="P5">margarine</text:p>
        <text:p text:style-name="P5">mashed potatoes</text:p>
        <text:p text:style-name="P5">mayonnaise</text:p>
        <text:p text:style-name="P5">meatball</text:p>
        <text:p text:style-name="P5">meat</text:p>
        <text:p text:style-name="P5">milk</text:p>
        <text:p text:style-name="P5">pancake</text:p>
        <text:p text:style-name="P5">pasta</text:p>
        <text:p text:style-name="P5">pie</text:p>
        <text:p text:style-name="P5">pizza</text:p>
        <text:p text:style-name="P5">potato</text:p>
        <text:p text:style-name="P8"><text:span text:style-name="T2">pudding</text:span><text:span text:style-name="T1"> </text:span></text:p>
        <text:p text:style-name="P5">rice&amp;beans</text:p>
        <text:p text:style-name="P5">salad</text:p>
        <text:p text:style-name="P5">sandwich</text:p>
        <text:p text:style-name="P5">sausage</text:p>
        <text:p text:style-name="P5">seafood</text:p>
        <text:p text:style-name="P5">soda</text:p>
        <text:p text:style-name="P5">soft drink</text:p>
        <text:p text:style-name="P5">soup</text:p>
        <text:p text:style-name="P5">spaghetti</text:p>
        <text:p text:style-name="P7">spice </text:p>
        <text:p text:style-name="P5">steak</text:p>
        <text:p text:style-name="P5">stroganoff</text:p>
        <text:p text:style-name="P4">sugar </text:p>
        <text:p text:style-name="P5">tea</text:p>
        <text:p text:style-name="P5">toast</text:p>
        <text:p text:style-name="P5">tooth pick</text:p>
        <text:p text:style-name="P5">vegetables</text:p>
        <text:p text:style-name="P5">water</text:p>
        <text:p text:style-name="P5">wine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3T15:42:37.414000000</dc:date>
    <dc:creator>E G</dc:creator>
    <meta:editing-duration>PT1H45M42S</meta:editing-duration>
    <meta:editing-cycles>1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5" meta:word-count="119" meta:character-count="537" meta:non-whitespace-character-count="518"/>
  </office:meta>
</office:document-meta>
</file>